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Charter1" svg:font-family="'Bitstream Charter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weight="bold" officeooo:rsid="000f0aaf" officeooo:paragraph-rsid="000f0aaf" style:font-weight-asian="bold" style:font-weight-complex="bold"/>
    </style:style>
    <style:style style:name="P2" style:family="paragraph" style:parent-style-name="Standard">
      <style:text-properties style:font-name="Bitstream Charter" fo:font-weight="bold" officeooo:rsid="00101ea0" officeooo:paragraph-rsid="00101ea0" style:font-weight-asian="bold" style:font-weight-complex="bold"/>
    </style:style>
    <style:style style:name="P3" style:family="paragraph" style:parent-style-name="Standard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4" style:family="paragraph" style:parent-style-name="Standard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5" style:family="paragraph" style:parent-style-name="Standard">
      <style:text-properties style:font-name="Bitstream Charter" style:text-underline-style="none" fo:font-weight="bold" officeooo:rsid="00105389" officeooo:paragraph-rsid="00105389" style:font-weight-asian="bold" style:font-weight-complex="bold"/>
    </style:style>
    <style:style style:name="P6" style:family="paragraph" style:parent-style-name="Standard">
      <style:text-properties style:font-name="Bitstream Charter" style:text-underline-style="none" fo:font-weight="bold" officeooo:rsid="00107c9a" officeooo:paragraph-rsid="00107c9a" style:font-weight-asian="bold" style:font-weight-complex="bold"/>
    </style:style>
    <style:style style:name="P7" style:family="paragraph" style:parent-style-name="Standard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8" style:family="paragraph" style:parent-style-name="Standard">
      <style:text-properties officeooo:rsid="00105389" officeooo:paragraph-rsid="00105389"/>
    </style:style>
    <style:style style:name="P9" style:family="paragraph" style:parent-style-name="Standard">
      <style:text-properties officeooo:rsid="00282c9d" officeooo:paragraph-rsid="00282c9d"/>
    </style:style>
    <style:style style:name="P10" style:family="paragraph" style:parent-style-name="Standard" style:list-style-name="L1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11" style:family="paragraph" style:parent-style-name="Standard" style:list-style-name="L2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12" style:family="paragraph" style:parent-style-name="Standard" style:list-style-name="L3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13" style:family="paragraph" style:parent-style-name="Standard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14" style:family="paragraph" style:parent-style-name="Standard">
      <style:text-properties style:font-name="Bitstream Charter" style:text-underline-style="none" fo:font-weight="bold" officeooo:rsid="00282c9d" officeooo:paragraph-rsid="00282c9d" style:font-weight-asian="bold" style:font-weight-complex="bold"/>
    </style:style>
    <style:style style:name="P15" style:family="paragraph" style:parent-style-name="Standard" style:list-style-name="L5">
      <style:text-properties style:font-name="Bitstream Charter" style:text-underline-style="none" fo:font-weight="bold" officeooo:rsid="0015a109" officeooo:paragraph-rsid="0015a109" style:font-weight-asian="bold" style:font-weight-complex="bold"/>
    </style:style>
    <style:style style:name="P16" style:family="paragraph" style:parent-style-name="Standard" style:list-style-name="L6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17" style:family="paragraph" style:parent-style-name="Standard" style:list-style-name="L1">
      <style:text-properties style:font-name="Bitstream Charter" style:text-underline-style="none" fo:font-weight="bold" officeooo:rsid="00318e39" officeooo:paragraph-rsid="00318e39" style:font-weight-asian="bold" style:font-weight-complex="bold"/>
    </style:style>
    <style:style style:name="P18" style:family="paragraph" style:parent-style-name="Standard" style:list-style-name="L1">
      <style:text-properties style:font-name="Bitstream Charter" style:text-underline-style="none" fo:font-weight="bold" officeooo:rsid="00334888" officeooo:paragraph-rsid="00334888" style:font-weight-asian="bold" style:font-weight-complex="bold"/>
    </style:style>
    <style:style style:name="P19" style:family="paragraph" style:parent-style-name="Standard" style:list-style-name="L1">
      <style:text-properties style:font-name="Bitstream Charter" style:text-underline-style="none" fo:font-weight="bold" officeooo:rsid="00341bf0" officeooo:paragraph-rsid="00341bf0" style:font-weight-asian="bold" style:font-weight-complex="bold"/>
    </style:style>
    <style:style style:name="P20" style:family="paragraph" style:parent-style-name="Standard" style:list-style-name="L2">
      <style:text-properties officeooo:rsid="001346d0" officeooo:paragraph-rsid="001346d0"/>
    </style:style>
    <style:style style:name="P21" style:family="paragraph" style:parent-style-name="Standard" style:list-style-name="L3">
      <style:text-properties officeooo:rsid="00107c9a" officeooo:paragraph-rsid="00107c9a"/>
    </style:style>
    <style:style style:name="P22" style:family="paragraph" style:parent-style-name="Standard" style:list-style-name="L4">
      <style:text-properties officeooo:rsid="00282c9d" officeooo:paragraph-rsid="00282c9d"/>
    </style:style>
    <style:style style:name="P23" style:family="paragraph" style:parent-style-name="Standard" style:list-style-name="L6">
      <style:text-properties officeooo:rsid="0011fb77" officeooo:paragraph-rsid="0011fb77"/>
    </style:style>
    <style:style style:name="P24" style:family="paragraph" style:parent-style-name="Standard">
      <style:text-properties officeooo:rsid="000f0aaf" officeooo:paragraph-rsid="000f0aa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font-name="Bitstream Charter" style:text-underline-style="none" fo:font-weight="bold" style:font-weight-asian="bold" style:font-weight-complex="bold"/>
    </style:style>
    <style:style style:name="T3" style:family="text">
      <style:text-properties style:font-name="Bitstream Charter" style:text-underline-style="none" fo:font-weight="bold" officeooo:rsid="00101ea0" style:font-weight-asian="bold" style:font-weight-complex="bold"/>
    </style:style>
    <style:style style:name="T4" style:family="text">
      <style:text-properties style:font-name="Bitstream Charter" style:text-underline-style="none" fo:font-weight="bold" officeooo:rsid="0011fb77" style:font-weight-asian="bold" style:font-weight-complex="bold"/>
    </style:style>
    <style:style style:name="T5" style:family="text">
      <style:text-properties style:font-name="Bitstream Charter" style:text-underline-style="none" fo:font-weight="bold" officeooo:rsid="0018d47d" style:font-weight-asian="bold" style:font-weight-complex="bold"/>
    </style:style>
    <style:style style:name="T6" style:family="text">
      <style:text-properties style:font-name="Bitstream Charter" style:text-underline-style="none" fo:font-weight="bold" officeooo:rsid="00209a6c" style:font-weight-asian="bold" style:font-weight-complex="bold"/>
    </style:style>
    <style:style style:name="T7" style:family="text">
      <style:text-properties style:font-name="Bitstream Charter" style:text-underline-style="none" fo:font-weight="bold" officeooo:rsid="002570b8" style:font-weight-asian="bold" style:font-weight-complex="bold"/>
    </style:style>
    <style:style style:name="T8" style:family="text">
      <style:text-properties style:font-name="Bitstream Charter" style:text-underline-style="none" fo:font-weight="bold" officeooo:rsid="00282c9d" style:font-weight-asian="bold" style:font-weight-complex="bold"/>
    </style:style>
    <style:style style:name="T9" style:family="text">
      <style:text-properties style:font-name="Bitstream Charter" fo:font-weight="bold" style:font-weight-asian="bold" style:font-weight-complex="bold"/>
    </style:style>
    <style:style style:name="T10" style:family="text">
      <style:text-properties style:font-name="Bitstream Charter" fo:font-weight="bold" officeooo:rsid="002fd68f" style:font-weight-asian="bold" style:font-weight-complex="bold"/>
    </style:style>
    <style:style style:name="T11" style:family="text">
      <style:text-properties officeooo:rsid="002d2d57"/>
    </style:style>
    <style:style style:name="T12" style:family="text">
      <style:text-properties officeooo:rsid="002fd68f"/>
    </style:style>
    <style:style style:name="T13" style:family="text">
      <style:text-properties officeooo:rsid="00334888"/>
    </style:style>
    <style:style style:name="T14" style:family="text">
      <style:text-properties officeooo:rsid="00341bf0"/>
    </style:style>
    <style:style style:name="T15" style:family="text">
      <style:text-properties officeooo:rsid="00352c6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402in" svg:stroke-color="#000000" draw:marker-start-width="0.1992in" draw:marker-end-width="0.1992in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9">Asbathou B</text:span><text:span text:style-name="T10">IYALOU-SAMA</text:span><text:span text:style-name="T9">,</text:span></text:p>
      <text:p text:style-name="P1"><text:span text:style-name="T11">Masculin, </text:span>21 ans,</text:p>
      <text:p text:style-name="P1">+33 7 51 58 03 81,</text:p>
      <text:p text:style-name="P1">19 Rue des Genêts,</text:p>
      <text:p text:style-name="P2">59650, Villeneuve d’Ascq,</text:p>
      <text:p text:style-name="P1"><text:a xlink:type="simple" xlink:href="mailto:a.biyalou-sama@etudiant.univ-lille1.fr" text:style-name="Internet_20_link" text:visited-style-name="Visited_20_Internet_20_Link">a.biyalou-sama@etudiant.univ-lille1.fr</text:a> ,</text:p>
      <text:p text:style-name="P1"><text:a xlink:type="simple" xlink:href="mailto:asamabiyalou@yahoo.com" text:style-name="Internet_20_link" text:visited-style-name="Visited_20_Internet_20_Link">asamabiyalou@yahoo.com</text:a> </text:p>
      <text:p text:style-name="P1"/>
      <text:p text:style-name="P1"/>
      <text:p text:style-name="P2"><text:s/>C<text:span text:style-name="T1">URSUS</text:span></text:p>
      <text:p text:style-name="P3"><draw:line text:anchor-type="paragraph" draw:z-index="0" draw:name="Shape2" draw:style-name="gr1" draw:text-style-name="P25" svg:x1="0.0134in" svg:y1="0.0008in" svg:x2="6.5972in" svg:y2="0.0008in"><text:p/></draw:line></text:p>
      <text:list xml:id="list1458936888" text:style-name="L1">
        <text:list-item>
          <text:p text:style-name="P10">2017 - 2018 : Licence Informatique, parcours Info – Université de Lille (FRANCE)</text:p>
        </text:list-item>
        <text:list-item>
          <text:p text:style-name="P10">2016 - 2017 : Licence Professionnelle, option Génie Logiciel – Université de Lomé (TOGO)</text:p>
        </text:list-item>
        <text:list-item>
          <text:p text:style-name="P19">2015 – 2016 : Licence 3 Informatique – Université de Lomé </text:p>
        </text:list-item>
        <text:list-item>
          <text:p text:style-name="P18">2014 – 2015 : Licence 2 Informatique – Université de Lomé</text:p>
        </text:list-item>
        <text:list-item>
          <text:p text:style-name="P17">2013 – 2014 : Licence 1 <text:span text:style-name="T13">Informatique</text:span> – Université de Lomé (TOGO)</text:p>
        </text:list-item>
        <text:list-item>
          <text:p text:style-name="P10">2012 - 2013 : <text:s/>Baccalauréat, série C, option Mathématiques et Sciences Physiques – Collège Chaminade <text:span text:style-name="T15">de Kara </text:span>(TOGO)</text:p>
        </text:list-item>
      </text:list>
      <text:p text:style-name="P3"/>
      <text:p text:style-name="P3"/>
      <text:p text:style-name="P4">COMPETENCES</text:p>
      <text:p text:style-name="P3"><draw:line text:anchor-type="paragraph" draw:z-index="3" draw:name="Shape5" draw:style-name="gr2" draw:text-style-name="P25" svg:x1="-0.0181in" svg:y1="0.0362in" svg:x2="6.5972in" svg:y2="0.0362in"><text:p/></draw:line></text:p>
      <text:list xml:id="list2110512635" text:style-name="L2">
        <text:list-item>
          <text:p text:style-name="P11">Languages : C – Java – Pharo – C++ - Haskell – PHP – Pascal </text:p>
        </text:list-item>
        <text:list-item>
          <text:p text:style-name="P11">Technologies Web : HTML, CSS3, JavaEE, Seaside, CodeIgniter</text:p>
        </text:list-item>
        <text:list-item>
          <text:p text:style-name="P20"><text:span text:style-name="T2">Concepts de Programmation : Designs patterns, Intégration continue, </text:span><text:span text:style-name="T5">Tests unitaires</text:span><text:span text:style-name="T2"> </text:span><text:span text:style-name="T5">(SUnit, JUnit)</text:span></text:p>
        </text:list-item>
        <text:list-item>
          <text:p text:style-name="P20"><text:span text:style-name="T2">Programmation Mobile : Android, </text:span><text:span text:style-name="T5">Android Studio, Glide</text:span><text:span text:style-name="T3">, </text:span><text:span text:style-name="T6">SQLite, Volley</text:span></text:p>
        </text:list-item>
      </text:list>
      <text:p text:style-name="P3"/>
      <text:p text:style-name="P3"/>
      <text:p text:style-name="P5">EXPERIENCES</text:p>
      <text:p text:style-name="P8"><draw:line text:anchor-type="paragraph" draw:z-index="1" draw:name="Shape3" draw:style-name="gr2" draw:text-style-name="P26" svg:x1="-0.0445in" svg:y1="0.0429in" svg:x2="6.5059in" svg:y2="0.0429in"><text:p/></draw:line></text:p>
      <text:list xml:id="list1235661856" text:style-name="L3">
        <text:list-item>
          <text:p text:style-name="P21"><text:span text:style-name="T2">Septembre 2016 – Mars 2017 : Stage de fin de pacours à Canal Innovation (TOGO) – </text:span><text:span text:style-name="T7">Mise en place d’une application mobile FootExpress</text:span></text:p>
          <text:p text:style-name="P12"/>
        </text:list-item>
        <text:list-item>
          <text:p text:style-name="P21"><text:span text:style-name="T2">Avril 2018 – Août 2018 : Stage de licence à Inria Lille – Nord Europe au sein de l’équipe R</text:span><text:span text:style-name="T8">M</text:span><text:span text:style-name="T2">oD (FRANCE) – </text:span><text:span text:style-name="T7">Amélioration d’un outil de génération de documents</text:span></text:p>
        </text:list-item>
      </text:list>
      <text:p text:style-name="P13"/>
      <text:p text:style-name="P9"><text:span text:style-name="T7">R</text:span><text:span text:style-name="T2">EFERENCES</text:span></text:p>
      <text:p text:style-name="P14"><draw:line text:anchor-type="paragraph" draw:z-index="4" draw:name="Shape6" draw:style-name="gr2" draw:text-style-name="P25" svg:x1="-0.0453in" svg:y1="0.0264in" svg:x2="6.474in" svg:y2="0.0138in"><text:p/></draw:line></text:p>
      <text:list xml:id="list3249413293" text:style-name="L4">
        <text:list-item>
          <text:p text:style-name="P22"><text:span text:style-name="T2">Stéphane Ducasse, chef de l’équipe RmoD – </text:span><text:a xlink:type="simple" xlink:href="mailto:stephane.ducasse@inria.fr" text:style-name="Internet_20_link" text:visited-style-name="Visited_20_Internet_20_Link">stephane.ducasse@inria.fr</text:a><text:span text:style-name="T2"> </text:span></text:p>
        </text:list-item>
      </text:list>
      <text:list xml:id="list1383920400" text:style-name="L5">
        <text:list-header>
          <text:p text:style-name="P15"/>
        </text:list-header>
      </text:list>
      <text:p text:style-name="P6"/>
      <text:p text:style-name="P7">AUTRES</text:p>
      <text:p text:style-name="P7"><draw:line text:anchor-type="paragraph" draw:z-index="2" draw:name="Shape4" draw:style-name="gr2" draw:text-style-name="P25" svg:x1="-0.0307in" svg:y1="0.0547in" svg:x2="6.5276in" svg:y2="0.0547in"><text:p/></draw:line></text:p>
      <text:list xml:id="list2897676251" text:style-name="L6">
        <text:list-item>
          <text:p text:style-name="P16">Langues : Français, Anglais</text:p>
        </text:list-item>
        <text:list-item>
          <text:p text:style-name="P23"><text:span text:style-name="T4">L</text:span><text:span text:style-name="T2">oisirs : Internet, Footb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Charter1" svg:font-family="'Bitstream Charter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6:09:45.415482408</meta:creation-date>
    <dc:date>2018-06-27T11:29:11.979206607</dc:date>
    <meta:editing-duration>PT5H1M43S</meta:editing-duration>
    <meta:editing-cycles>28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214" meta:character-count="1383" meta:non-whitespace-character-count="1187"/>
  </office:meta>
</office:document-meta>
</file>